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stroke-linejoin="miter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solid" draw:stroke-dash="Dashed_20__28_var_29__20_2" svg:stroke-width="0.035cm" svg:stroke-color="#000000" draw:marker-start-width="0.252cm" draw:marker-end-width="0.252cm" draw:stroke-linejoin="miter" svg:stroke-linecap="butt" draw:fill="solid" draw:fill-color="#ffff6d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d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1.586cm" svg:height="0.952cm" svg:x="0.076cm" svg:y="0.393cm" svg:viewBox="0 0 1587 953" draw:points="0,953 635,953 635,0 1587,0">
          <text:p/>
        </draw:polyline>
        <draw:polygon draw:style-name="gr2" draw:text-style-name="P2" draw:layer="layout" svg:width="0.305cm" svg:height="0.304cm" svg:x="0.533cm" svg:y="0.228cm" svg:viewBox="0 0 306 305" draw:points="0,0 306,0 306,305 0,30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.702cm" fo:page-height="1.7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2-06-18T17:49:18.235107256</dc:date>
    <meta:editing-duration>PT18H49M18S</meta:editing-duration>
    <meta:editing-cycles>39</meta:editing-cycles>
    <meta:generator>LibreOffice/7.1.5.2$Linux_X86_64 LibreOffice_project/10$Build-2</meta:generator>
    <meta:document-statistic meta:object-count="2"/>
  </office:meta>
</office:document-meta>
</file>